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1673b" officeooo:paragraph-rsid="0011673b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1673b" officeooo:paragraph-rsid="0013478a" style:font-size-asian="12pt" style:font-weight-asian="normal" style:font-size-complex="12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1673b" officeooo:paragraph-rsid="0011673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1673b" officeooo:paragraph-rsid="00134aea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officeooo:rsid="001347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Privilegiadas</text:span><text:tab/><text:tab/><text:span text:style-name="T1">Rose Nascimento</text:span></text:p>
      <text:p text:style-name="P1">Quando tudo terminou, Deus no sétimo descansou</text:p>
      <text:p text:style-name="P1">Mas na formação do Éden, viu que algo lhe faltou</text:p>
      <text:p text:style-name="P1">Deus olhou para Adão, nele um sono fez cair</text:p>
      <text:p text:style-name="P1">A Adão anestesiou, doutor Deus lhe operou,</text:p>
      <text:p text:style-name="P1">Fez outra vida surgir; Tudo que Jeová criou foi com poder,</text:p>
      <text:p text:style-name="P1">Deus não precisou de fé</text:p>
      <text:p text:style-name="P1">Para o bem da união, da costela de Adão,</text:p>
      <text:p text:style-name="P1">O Senhor fez a mulher</text:p>
      <text:p text:style-name="P1"/>
      <text:p text:style-name="P1">Levantem a bandeira mulheres guerreiras,</text:p>
      <text:p text:style-name="P1">Mulheres de luta, jejum e oração</text:p>
      <text:p text:style-name="P1">Privilegiadas por Deus são vocês,</text:p>
      <text:p text:style-name="P1">Por Deus protetor desde a criação</text:p>
      <text:p text:style-name="P1">Vocês tem história, a bíblia revela,</text:p>
      <text:p text:style-name="P1">Mulheres valentes na obra de Deus</text:p>
      <text:p text:style-name="P1">Ester era órfã e tão <text:span text:style-name="T3">simplesinha</text:span></text:p>
      <text:p text:style-name="P1">Deus a fez rainha, porque Deus é Deus</text:p>
      <text:p text:style-name="P1"/>
      <text:p text:style-name="P1">Ana e Sara viviam orando ao senhor,</text:p>
      <text:p text:style-name="P1">Queriam ter filhos e Deus lhes ouviu,</text:p>
      <text:p text:style-name="P1">Persistiram na benção, buscando poder,</text:p>
      <text:p text:style-name="P1">E nelas a palavra do Senhor se cumpriu</text:p>
      <text:p text:style-name="P1">Rebeca, a moça do cântaro de água ,</text:p>
      <text:p text:style-name="P1">Casou com Isaque, porque obedeceu</text:p>
      <text:p text:style-name="P1">Raquel, a pastora de ovelhas do Pai,</text:p>
      <text:p text:style-name="P1">Pediu e recebeu uma benção de Deus</text:p>
      <text:p text:style-name="P1"/>
      <text:p text:style-name="P1">Quer mais, receba aí; Quer mais, é só dar lugar</text:p>
      <text:p text:style-name="P1">Quer mais, pode pedir, Jesus trouxe benção pra mim e pra ti</text:p>
      <text:p text:style-name="P1"/>
      <text:p text:style-name="P1">Débora e Miriam, mulheres valentes,</text:p>
      <text:p text:style-name="P1">Testemunhas vivas do poder de Jeová</text:p>
      <text:p text:style-name="P1">Na batalha elas viram barreiras caírem,</text:p>
      <text:p text:style-name="P1">No poder da oração, muralhas desabarem</text:p>
      <text:p text:style-name="P1">Viram o Senhor fechar a boca dos leões</text:p>
      <text:p text:style-name="P1">Viram o servo Moisés com fé tocar no mar</text:p>
      <text:p text:style-name="P1">Viram as águas se abrindo numa boca só; E o mar engolir o exército de Faraó</text:p>
      <text:p text:style-name="P1"/>
      <text:p text:style-name="P4">Para o bem da união, da costela de Adão; O Senhor fez a mulher</text:p>
      <text:p text:style-name="P4"><text:span text:style-name="T2">Privilegiadas</text:span><text:tab/><text:tab/><text:span text:style-name="T1">Rose Nascimento</text:span></text:p>
      <text:p text:style-name="P2">Quando tudo terminou, Deus no sétimo descansou</text:p>
      <text:p text:style-name="P2">Mas na formação do Éden, viu que algo lhe faltou</text:p>
      <text:p text:style-name="P2">Deus olhou para Adão, nele um sono fez cair</text:p>
      <text:p text:style-name="P2">A Adão anestesiou, doutor Deus lhe operou,</text:p>
      <text:p text:style-name="P2">Fez outra vida surgir; Tudo que Jeová criou foi com poder,</text:p>
      <text:p text:style-name="P2">Deus não precisou de fé</text:p>
      <text:p text:style-name="P2">Para o bem da união, da costela de Adão,</text:p>
      <text:p text:style-name="P2">O Senhor fez a mulher</text:p>
      <text:p text:style-name="P2"/>
      <text:p text:style-name="P2">Levantem a bandeira mulheres guerreiras,</text:p>
      <text:p text:style-name="P2">Mulheres de luta, jejum e oração</text:p>
      <text:p text:style-name="P2">Privilegiadas por Deus são vocês,</text:p>
      <text:p text:style-name="P2">Por Deus protetor desde a criação</text:p>
      <text:p text:style-name="P2">Vocês tem história, a bíblia revela,</text:p>
      <text:p text:style-name="P2">Mulheres valentes na obra de Deus</text:p>
      <text:p text:style-name="P2">Ester era órfã e tão <text:span text:style-name="T3">simplesinha</text:span></text:p>
      <text:p text:style-name="P2">Deus a fez rainha, porque Deus é Deus</text:p>
      <text:p text:style-name="P2"/>
      <text:p text:style-name="P2">Ana e Sara viviam orando ao senhor,</text:p>
      <text:p text:style-name="P2">Queriam ter filhos e Deus lhes ouviu,</text:p>
      <text:p text:style-name="P2">Persistiram na benção, buscando poder,</text:p>
      <text:p text:style-name="P2">E nelas a palavra do Senhor se cumpriu</text:p>
      <text:p text:style-name="P2">Rebeca, a moça do cântaro de água ,</text:p>
      <text:p text:style-name="P2">Casou com Isaque, porque obedeceu</text:p>
      <text:p text:style-name="P2">Raquel, a pastora de ovelhas do Pai,</text:p>
      <text:p text:style-name="P2">Pediu e recebeu uma benção de Deus</text:p>
      <text:p text:style-name="P2"/>
      <text:p text:style-name="P2">Quer mais, receba aí; Quer mais, é só dar lugar</text:p>
      <text:p text:style-name="P2">Quer mais, pode pedir, Jesus trouxe benção pra mim e pra ti</text:p>
      <text:p text:style-name="P2"/>
      <text:p text:style-name="P2">Débora e Miriam, mulheres valentes,</text:p>
      <text:p text:style-name="P2">Testemunhas vivas do poder de Jeová</text:p>
      <text:p text:style-name="P2">Na batalha elas viram barreiras caírem,</text:p>
      <text:p text:style-name="P2">No poder da oração, muralhas desabarem</text:p>
      <text:p text:style-name="P2">Viram o Senhor fechar a boca dos leões</text:p>
      <text:p text:style-name="P2">Viram o servo Moisés com fé tocar no mar</text:p>
      <text:p text:style-name="P2">Viram as águas se abrindo numa boca só; E o mar engolir o exército de Faraó</text:p>
      <text:p text:style-name="P2"/>
      <text:p text:style-name="P2">Para o bem da união, da costela de Adão; O Senhor fez a mul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7T16:25:28.005166679</dc:date>
    <meta:editing-cycles>13</meta:editing-cycles>
    <meta:editing-duration>PT18M53S</meta:editing-duration>
    <meta:generator>LibreOffice/5.1.4.2$Linux_X86_64 LibreOffice_project/10m0$Build-2</meta:generator>
    <meta:document-statistic meta:table-count="0" meta:image-count="0" meta:object-count="0" meta:page-count="1" meta:paragraph-count="70" meta:word-count="520" meta:character-count="2762" meta:non-whitespace-character-count="2310"/>
  </office:meta>
</office:document-meta>
</file>